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2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000000"/>
      <style:paragraph-properties fo:text-align="center"/>
      <style:text-properties fo:font-size="12pt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  <style:text-properties fo:font-size="12pt"/>
    </style:style>
    <style:style style:name="P8" style:family="paragraph">
      <style:paragraph-properties fo:text-align="center" style:writing-mode="lr-tb"/>
      <style:text-properties fo:font-size="12pt"/>
    </style:style>
    <style:style style:name="P9" style:family="paragraph">
      <loext:graphic-properties draw:fill-color="#ffffff"/>
      <style:paragraph-properties fo:text-align="center" style:writing-mode="lr-tb"/>
      <style:text-properties fo:font-size="12pt"/>
    </style:style>
    <style:style style:name="P10" style:family="paragraph">
      <style:paragraph-properties style:writing-mode="lr-tb"/>
      <style:text-properties fo:font-size="12pt"/>
    </style:style>
    <style:style style:name="P11" style:family="paragraph">
      <loext:graphic-properties draw:fill-color="#ffffff"/>
      <style:paragraph-properties style:writing-mode="lr-tb"/>
      <style:text-properties fo:font-size="12pt"/>
    </style:style>
    <style:style style:name="P12" style:family="paragraph">
      <loext:graphic-properties draw:fill-color="#ffffff"/>
      <style:text-properties fo:font-size="12pt"/>
    </style:style>
    <style:style style:name="P13" style:family="paragraph">
      <style:paragraph-properties fo:text-align="start" style:writing-mode="lr-tb"/>
      <style:text-properties fo:font-size="12pt"/>
    </style:style>
    <style:style style:name="P14" style:family="paragraph">
      <loext:graphic-properties draw:fill-color="#ffffff"/>
      <style:paragraph-properties fo:text-align="start" style:writing-mode="lr-tb"/>
      <style:text-properties fo:font-size="12pt"/>
    </style:style>
    <style:style style:name="P15" style:family="paragraph">
      <loext:graphic-properties draw:fill-color="#0066b3"/>
      <style:paragraph-properties fo:text-align="center"/>
    </style:style>
    <style:style style:name="T1" style:family="text">
      <style:text-properties fo:font-size="12pt"/>
    </style:style>
    <style:style style:name="gr1" style:family="graphic">
      <style:graphic-properties svg:stroke-width="0cm" draw:fill-color="#ffffff" draw:textarea-horizontal-align="justify" draw:textarea-vertical-align="middle" draw:auto-grow-height="false" fo:min-height="0.469cm" fo:min-width="0.4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cm" draw:marker-start-width="0.203cm" draw:marker-end="Arrowheads_20_2" draw:marker-end-width="0.203cm" draw:fill-color="#ffffff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cm" draw:fill-color="#ffffff" draw:textarea-horizontal-align="justify" draw:textarea-vertical-align="middle" draw:auto-grow-height="false" fo:min-height="0.471cm" fo:min-width="0.4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width="0cm" draw:marker-start-width="0.203cm" draw:marker-end="Arrowheads_20_2" draw:marker-end-width="0.203cm" draw:fill-color="#000000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marker-end="Arrowheads_20_2" draw:fill-color="#ffffff" draw:textarea-horizontal-align="justify" draw:textarea-vertical-align="middle" draw:auto-grow-height="false" fo:min-height="0.711cm" fo:min-width="2.7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width="0cm" draw:fill-color="#ffffff" draw:textarea-horizontal-align="justify" draw:textarea-vertical-align="middle" draw:auto-grow-height="false" fo:min-height="0.452cm" fo:min-width="0.4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svg:stroke-width="0cm" draw:fill-color="#ffffff" draw:textarea-horizontal-align="justify" draw:textarea-vertical-align="middle" draw:auto-grow-height="false" fo:min-height="0.305cm" fo:min-width="0.4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svg:stroke-width="0cm" draw:fill-color="#ffffff" draw:textarea-horizontal-align="justify" draw:textarea-vertical-align="middle" draw:auto-grow-height="false" fo:min-height="0.259cm" fo:min-width="0.4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svg:stroke-width="0cm" draw:fill-color="#ffffff" draw:textarea-horizontal-align="justify" draw:textarea-vertical-align="middle" draw:auto-grow-height="false" fo:min-height="0.307cm" fo:min-width="0.4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svg:stroke-width="0cm" draw:marker-start="Arrowheads_20_2" draw:marker-start-width="0.203cm" draw:marker-end="" draw:marker-end-width="0.203cm" draw:fill-color="#000000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marker-end="Arrowheads_20_2" draw:fill-color="#ffffff" draw:textarea-horizontal-align="justify" draw:textarea-vertical-align="middle" draw:auto-grow-height="false" fo:min-height="0.949cm" fo:min-width="4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svg:stroke-width="0cm" draw:fill-color="#ffffff" draw:textarea-horizontal-align="justify" draw:textarea-vertical-align="middle" draw:auto-grow-height="false" fo:min-height="0.347cm" fo:min-width="0.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svg:stroke-width="0cm" draw:fill-color="#ffffff" draw:textarea-horizontal-align="justify" draw:textarea-vertical-align="middle" draw:auto-grow-height="false" fo:min-height="0.347cm" fo:min-width="0.3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marker-end="Arrowheads_20_2" draw:fill-color="#ffffff" draw:textarea-horizontal-align="justify" draw:textarea-vertical-align="middle" draw:auto-grow-height="false" fo:min-height="0.757cm" fo:min-width="1.9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marker-end="Arrowheads_20_2" draw:fill-color="#ffffff" draw:textarea-horizontal-align="justify" draw:textarea-vertical-align="middle" draw:auto-grow-height="false" fo:min-height="0.612cm" fo:min-width="1.6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marker-end="Arrowheads_20_2" draw:fill-color="#ffffff" draw:textarea-horizontal-align="justify" draw:textarea-vertical-align="middle" draw:auto-grow-height="false" fo:min-height="0.93cm" fo:min-width="2.7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marker-end="Arrowheads_20_2" draw:fill-color="#ffffff" draw:textarea-horizontal-align="justify" draw:textarea-vertical-align="middle" draw:auto-grow-height="false" fo:min-height="0.935cm" fo:min-width="3.7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marker-end="Arrowheads_20_2" draw:fill-color="#ffffff" draw:textarea-horizontal-align="justify" draw:textarea-vertical-align="middle" draw:auto-grow-height="false" fo:min-height="0.661cm" fo:min-width="2.4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marker-end="Arrowheads_20_2" draw:fill-color="#ffffff" draw:textarea-horizontal-align="justify" draw:textarea-vertical-align="middle" draw:auto-grow-height="false" fo:min-height="0.953cm" fo:min-width="3.0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marker-end="Arrowheads_20_2" draw:fill-color="#ffffff" draw:textarea-horizontal-align="justify" draw:textarea-vertical-align="middle" draw:auto-grow-height="false" fo:min-height="0.953cm" fo:min-width="3.0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marker-end="Arrowheads_20_2" draw:fill-color="#ffffff" draw:textarea-horizontal-align="justify" draw:textarea-vertical-align="middle" draw:auto-grow-height="false" fo:min-height="0.755cm" fo:min-width="2.1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marker-end="Arrowheads_20_2" draw:fill-color="#ffffff" draw:textarea-horizontal-align="justify" draw:textarea-vertical-align="middle" draw:auto-grow-height="false" fo:min-height="0.499cm" fo:min-width="1.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marker-end="Arrowheads_20_2" draw:fill-color="#ffffff" draw:textarea-horizontal-align="justify" draw:textarea-vertical-align="middle" draw:auto-grow-height="false" fo:min-height="0.875cm" fo:min-width="5.4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draw:marker-end="Arrowheads_20_2" draw:fill-color="#ffffff" draw:textarea-horizontal-align="justify" draw:textarea-vertical-align="middle" draw:auto-grow-height="false" fo:min-height="1.005cm" fo:min-width="5.3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draw:marker-end="Arrowheads_20_2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draw:marker-end="Arrowheads_20_2" draw:fill-color="#ffffff" draw:textarea-horizontal-align="justify" draw:textarea-vertical-align="middle" draw:auto-grow-height="false" fo:min-height="0.586cm" fo:min-width="2.0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7" style:family="graphic">
      <style:graphic-properties draw:marker-end="Arrowheads_20_2" draw:fill-color="#ffffff" draw:textarea-horizontal-align="justify" draw:textarea-vertical-align="middle" draw:auto-grow-height="false" fo:min-height="0.515cm" fo:min-width="3.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8" style:family="graphic">
      <style:graphic-properties draw:marker-end="Arrowheads_20_2" draw:fill-color="#ffffff" draw:textarea-horizontal-align="justify" draw:textarea-vertical-align="middle" draw:auto-grow-height="false" fo:min-height="0.543cm" fo:min-width="1.9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9" style:family="graphic">
      <style:graphic-properties draw:marker-end="Arrowheads_20_2" draw:fill-color="#ffffff" draw:textarea-horizontal-align="justify" draw:textarea-vertical-align="middle" draw:auto-grow-height="false" fo:min-height="0.626cm" fo:min-width="5.6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0" style:family="graphic">
      <style:graphic-properties draw:marker-end="Arrowheads_20_2" draw:fill-color="#ffffff" draw:textarea-horizontal-align="justify" draw:textarea-vertical-align="middle" draw:auto-grow-height="false" fo:min-height="0.799cm" fo:min-width="2.9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1" style:family="graphic">
      <style:graphic-properties draw:marker-end="Arrowheads_20_2" draw:fill-color="#ffffff" draw:textarea-horizontal-align="justify" draw:textarea-vertical-align="middle" draw:auto-grow-height="false" fo:min-height="0.711cm" fo:min-width="5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2" style:family="graphic">
      <style:graphic-properties draw:marker-end="Arrowheads_20_2" draw:fill-color="#ffffff" draw:textarea-horizontal-align="justify" draw:textarea-vertical-align="middle" draw:auto-grow-height="false" fo:min-height="0.57cm" fo:min-width="3.2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3" style:family="graphic">
      <style:graphic-properties draw:marker-end="Arrowheads_20_2" draw:fill-color="#ffffff" draw:textarea-horizontal-align="justify" draw:textarea-vertical-align="middle" draw:auto-grow-height="false" fo:min-height="0.741cm" fo:min-width="6.0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4" style:family="graphic">
      <style:graphic-properties draw:marker-end="Arrowheads_20_2" draw:fill-color="#ffffff" draw:textarea-horizontal-align="justify" draw:textarea-vertical-align="middle" draw:auto-grow-height="false" fo:min-height="0.953cm" fo:min-width="4.6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5" style:family="graphic">
      <style:graphic-properties draw:marker-end="Arrowheads_20_2" draw:fill-color="#ffffff" draw:textarea-horizontal-align="justify" draw:textarea-vertical-align="middle" draw:auto-grow-height="false" fo:min-height="0.644cm" fo:min-width="3.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6" style:family="graphic">
      <style:graphic-properties draw:marker-end="Arrowheads_20_2" draw:fill-color="#ffffff" draw:textarea-horizontal-align="justify" draw:textarea-vertical-align="middle" draw:auto-grow-height="false" fo:min-height="0.702cm" fo:min-width="3.3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7" style:family="graphic">
      <style:graphic-properties draw:marker-end="Arrowheads_20_2" draw:fill-color="#ffffff" draw:textarea-horizontal-align="justify" draw:textarea-vertical-align="middle" draw:auto-grow-height="false" fo:min-height="0.758cm" fo:min-width="4.3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8" style:family="graphic">
      <style:graphic-properties draw:marker-end="Arrowheads_20_2" draw:fill-color="#ffffff" draw:textarea-horizontal-align="justify" draw:textarea-vertical-align="middle" draw:auto-grow-height="false" fo:min-height="0.986cm" fo:min-width="3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9" style:family="graphic">
      <style:graphic-properties draw:marker-end="Arrowheads_20_2" draw:fill-color="#ffffff" draw:textarea-horizontal-align="justify" draw:textarea-vertical-align="middle" draw:auto-grow-height="false" fo:min-height="0.76cm" fo:min-width="2.1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0" style:family="graphic">
      <style:graphic-properties draw:marker-end="Arrowheads_20_2" draw:fill-color="#ffffff" draw:textarea-horizontal-align="justify" draw:textarea-vertical-align="middle" draw:auto-grow-height="false" fo:min-height="0.926cm" fo:min-width="4.0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1" style:family="graphic">
      <style:graphic-properties draw:marker-end="Arrowheads_20_2" draw:fill-color="#ffffff" draw:textarea-horizontal-align="justify" draw:textarea-vertical-align="middle" draw:auto-grow-height="false" fo:min-height="0.977cm" fo:min-width="3.0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2" style:family="graphic">
      <style:graphic-properties draw:marker-end="Arrowheads_20_2" draw:fill-color="#ffffff" draw:textarea-horizontal-align="justify" draw:textarea-vertical-align="middle" draw:auto-grow-height="false" fo:min-height="0.697cm" fo:min-width="1.6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3" style:family="graphic">
      <style:graphic-properties draw:marker-end="Arrowheads_20_2" draw:fill-color="#ffffff" draw:textarea-horizontal-align="justify" draw:textarea-vertical-align="middle" draw:auto-grow-height="false" fo:min-height="0.609cm" fo:min-width="6.0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4" style:family="graphic">
      <style:graphic-properties draw:marker-end="Arrowheads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5" style:family="graphic">
      <style:graphic-properties draw:fill-color="#ffffff" draw:textarea-horizontal-align="justify" draw:textarea-vertical-align="middle" draw:auto-grow-height="false" fo:min-height="0.584cm" fo:min-width="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6" style:family="graphic">
      <style:graphic-properties svg:stroke-width="0.101cm" draw:fill-color="#ffffff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7" style:family="graphic">
      <style:graphic-properties svg:stroke-width="0cm" draw:marker-start="Arrowheads_20_2" draw:marker-start-width="0.203cm" draw:marker-end-width="0.203cm" draw:fill-color="#ffffff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8" style:family="graphic">
      <style:graphic-properties svg:stroke-width="0cm" draw:marker-start="Arrowheads_20_2" draw:marker-start-width="0.203cm" draw:marker-end-width="0.203cm" draw:fill-color="#000000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9" style:family="graphic">
      <style:graphic-properties svg:stroke-width="0.101cm" draw:fill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0" style:family="graphic">
      <style:graphic-properties draw:stroke="solid" svg:stroke-width="0cm" draw:marker-start-width="0.203cm" draw:marker-end="Arrowheads_20_2" draw:marker-end-width="0.203cm" draw:fill-color="#0066b3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line text:anchor-type="paragraph" draw:z-index="0" draw:name="Shape4" draw:style-name="gr50" draw:text-style-name="P15" svg:x1="8.116cm" svg:y1="-0.093cm" svg:x2="8.116cm" svg:y2="0.568cm"><text:p/></draw:line><draw:line text:anchor-type="paragraph" draw:z-index="1" draw:name="Shape8" draw:style-name="gr4" draw:text-style-name="P4" svg:x1="7.325cm" svg:y1="1.425cm" svg:x2="0.975cm" svg:y2="2.314cm"><text:p/></draw:line><draw:line text:anchor-type="paragraph" draw:z-index="2" draw:name="Shape10" draw:style-name="gr4" draw:text-style-name="P5" svg:x1="3.504cm" svg:y1="3.214cm" svg:x2="3.53cm" svg:y2="4.167cm"><text:p/></draw:line><draw:line text:anchor-type="paragraph" draw:z-index="3" draw:name="Shape13" draw:style-name="gr4" draw:text-style-name="P5" svg:x1="7.971cm" svg:y1="1.547cm" svg:x2="7.997cm" svg:y2="2.261cm"><text:p/></draw:line><draw:line text:anchor-type="paragraph" draw:z-index="4" draw:name="Shape14" draw:style-name="gr4" draw:text-style-name="P5" svg:x1="7.097cm" svg:y1="3.188cm" svg:x2="7.123cm" svg:y2="4.008cm"><text:p/></draw:line><draw:line text:anchor-type="paragraph" draw:z-index="5" draw:name="Shape15" draw:style-name="gr49" draw:text-style-name="P5" svg:x1="-0.231cm" svg:y1="6.918cm" svg:x2="16.993cm" svg:y2="6.918cm"><text:p/></draw:line><draw:line text:anchor-type="paragraph" draw:z-index="6" draw:name="Shape16" draw:style-name="gr48" draw:text-style-name="P5" svg:x1="-0.231cm" svg:y1="6.917cm" svg:x2="-0.231cm" svg:y2="5.173cm"><text:p/></draw:line><draw:line text:anchor-type="paragraph" draw:z-index="7" draw:name="Shape17" draw:style-name="gr4" draw:text-style-name="P5" svg:x1="3.341cm" svg:y1="5.147cm" svg:x2="3.367cm" svg:y2="6.918cm"><text:p/></draw:line><draw:line text:anchor-type="paragraph" draw:z-index="8" draw:name="Shape18" draw:style-name="gr4" draw:text-style-name="P5" svg:x1="7.045cm" svg:y1="5.015cm" svg:x2="7.098cm" svg:y2="6.945cm"><text:p/></draw:line><draw:line text:anchor-type="paragraph" draw:z-index="9" draw:name="Shape19" draw:style-name="gr4" draw:text-style-name="P5" svg:x1="11.225cm" svg:y1="5.069cm" svg:x2="11.278cm" svg:y2="6.918cm"><text:p/></draw:line><draw:line text:anchor-type="paragraph" draw:z-index="10" draw:name="Shape21" draw:style-name="gr4" draw:text-style-name="P5" svg:x1="8.325cm" svg:y1="6.918cm" svg:x2="8.23cm" svg:y2="9.881cm"><text:p/></draw:line><draw:custom-shape text:anchor-type="paragraph" draw:z-index="11" draw:name="Shape26" draw:style-name="gr1" draw:text-style-name="P2" svg:width="0.664cm" svg:height="0.664cm" svg:x="6.357cm" svg:y="9.218cm"><text:p text:style-name="P1"><text:span text:style-name="T1">9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" draw:name="Shape26" draw:style-name="gr1" draw:text-style-name="P2" svg:width="0.664cm" svg:height="0.664cm" svg:x="5.166cm" svg:y="3.371cm"><text:p text:style-name="P1"><text:span text:style-name="T1">1</text:span><text:span text:style-name="T1">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" draw:name="Shape26" draw:style-name="gr3" draw:text-style-name="P2" svg:width="0.666cm" svg:height="0.666cm" svg:x="9.726cm" svg:y="3.424cm"><text:p text:style-name="P1"><text:span text:style-name="T1">1</text:span><text:span text:style-name="T1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" draw:name="Shape26" draw:style-name="gr1" draw:text-style-name="P2" svg:width="0.664cm" svg:height="0.664cm" svg:x="-0.787cm" svg:y="10.012cm"><text:p text:style-name="P1"><text:span text:style-name="T1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5" draw:name="Shape27" draw:style-name="gr2" draw:text-style-name="P3" svg:x1="-0.31cm" svg:y1="10.675cm" svg:x2="0.299cm" svg:y2="11.839cm"><text:p/></draw:line><draw:line text:anchor-type="paragraph" draw:z-index="16" draw:name="Shape28" draw:style-name="gr47" draw:text-style-name="P3" svg:x1="2.097cm" svg:y1="11.839cm" svg:x2="2.097cm" svg:y2="10.862cm"><text:p/></draw:line><draw:line text:anchor-type="paragraph" draw:z-index="17" draw:name="Shape29" draw:style-name="gr47" draw:text-style-name="P3" svg:x1="3.685cm" svg:y1="11.839cm" svg:x2="7.521cm" svg:y2="10.862cm"><text:p/></draw:line><draw:line text:anchor-type="paragraph" draw:z-index="18" draw:name="Shape30" draw:style-name="gr2" draw:text-style-name="P3" svg:x1="1.489cm" svg:y1="12.792cm" svg:x2="1.515cm" svg:y2="13.506cm"><text:p/></draw:line><draw:custom-shape text:anchor-type="paragraph" draw:z-index="19" draw:name="Shape26" draw:style-name="gr1" draw:text-style-name="P2" svg:width="0.664cm" svg:height="0.664cm" svg:x="-0.787cm" svg:y="10.012cm"><text:p text:style-name="P1"><text:span text:style-name="T1">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1" draw:name="Shape31" draw:style-name="gr2" draw:text-style-name="P3" svg:x1="8.421cm" svg:y1="10.862cm" svg:x2="10.882cm" svg:y2="12.448cm"><text:p/></draw:line><draw:line text:anchor-type="paragraph" draw:z-index="22" draw:name="Shape32" draw:style-name="gr2" draw:text-style-name="P3" svg:x1="12.39cm" svg:y1="10.754cm" svg:x2="12.39cm" svg:y2="12.447cm"><text:p/></draw:line><draw:line text:anchor-type="paragraph" draw:z-index="24" draw:name="Shape34" draw:style-name="gr2" draw:text-style-name="P3" svg:x1="12.231cm" svg:y1="13.351cm" svg:x2="12.231cm" svg:y2="14.088cm"><text:p/></draw:line><draw:line text:anchor-type="paragraph" draw:z-index="25" draw:name="Shape36" draw:style-name="gr2" draw:text-style-name="P3" svg:x1="11.516cm" svg:y1="15.014cm" svg:x2="9.77cm" svg:y2="16.628cm"><text:p/></draw:line><draw:custom-shape text:anchor-type="paragraph" draw:z-index="26" draw:name="Shape26" draw:style-name="gr1" draw:text-style-name="P2" svg:width="0.664cm" svg:height="0.664cm" svg:x="15.617cm" svg:y="15.489cm"><text:p text:style-name="P1"><text:span text:style-name="T1">9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7" draw:name="Shape26" draw:style-name="gr1" draw:text-style-name="P2" svg:width="0.664cm" svg:height="0.664cm" svg:x="14.056cm" svg:y="15.515cm"><text:p text:style-name="P1"><text:span text:style-name="T1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8" draw:name="Shape38" draw:style-name="gr2" draw:text-style-name="P3" svg:x1="12.681cm" svg:y1="15.014cm" svg:x2="12.681cm" svg:y2="17.951cm"><text:p/></draw:line><draw:line text:anchor-type="paragraph" draw:z-index="29" draw:name="Shape39" draw:style-name="gr2" draw:text-style-name="P3" svg:x1="14.374cm" svg:y1="16.178cm" svg:x2="14.374cm" svg:y2="17.951cm"><text:p/></draw:line><draw:line text:anchor-type="paragraph" draw:z-index="30" draw:name="Shape2" draw:style-name="gr2" draw:text-style-name="P3" svg:x1="14.533cm" svg:y1="18.93cm" svg:x2="14.533cm" svg:y2="19.803cm"><text:p/></draw:line><draw:custom-shape text:anchor-type="paragraph" draw:z-index="31" draw:name="Shape26" draw:style-name="gr1" draw:text-style-name="P2" svg:width="0.664cm" svg:height="0.664cm" svg:x="10.035cm" svg:y="13.425cm"><text:p text:style-name="P1"><text:span text:style-name="T1">1</text:span><text:span text:style-name="T1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2" draw:name="Shape26" draw:style-name="gr1" draw:text-style-name="P2" svg:width="0.664cm" svg:height="0.664cm" svg:x="5.537cm" svg:y="17.711cm"><text:p text:style-name="P1"><text:span text:style-name="T1">1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3" draw:name="Shape26" draw:style-name="gr1" draw:text-style-name="P2" svg:width="0.664cm" svg:height="0.664cm" svg:x="11.197cm" svg:y="19.193cm"><text:p text:style-name="P1"><text:span text:style-name="T1">1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4" draw:name="Shape41" draw:style-name="gr2" draw:text-style-name="P3" svg:x1="2.759cm" svg:y1="21.998cm" svg:x2="2.759cm" svg:y2="22.476cm"><text:p/></draw:line><draw:line text:anchor-type="paragraph" draw:z-index="35" draw:name="Shape42" draw:style-name="gr2" draw:text-style-name="P3" svg:x1="2.97cm" svg:y1="23.454cm" svg:x2="2.996cm" svg:y2="23.957cm"><text:p/></draw:line><draw:line text:anchor-type="paragraph" draw:z-index="36" draw:name="Shape43" draw:style-name="gr2" draw:text-style-name="P3" svg:x1="3.023cm" svg:y1="24.698cm" svg:x2="3.023cm" svg:y2="25.386cm"><text:p/></draw:line><draw:custom-shape text:anchor-type="paragraph" draw:z-index="37" draw:name="Shape26" draw:style-name="gr1" draw:text-style-name="P2" svg:width="0.664cm" svg:height="0.664cm" svg:x="-0.663cm" svg:y="12.843cm"><text:p text:style-name="P1"><text:span text:style-name="T1">1</text:span><text:span text:style-name="T1">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8" draw:name="Shape26" draw:style-name="gr1" draw:text-style-name="P2" svg:width="0.664cm" svg:height="0.664cm" svg:x="0.633cm" svg:y="17.129cm"><text:p text:style-name="P1"><text:span text:style-name="T1">1</text:span><text:span text:style-name="T1">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9" draw:name="Shape26" draw:style-name="gr1" draw:text-style-name="P2" svg:width="0.664cm" svg:height="0.664cm" svg:x="1.744cm" svg:y="17.129cm"><text:p text:style-name="P1"><text:span text:style-name="T1">1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0" draw:name="Shape26" draw:style-name="gr1" draw:text-style-name="P2" svg:width="0.664cm" svg:height="0.664cm" svg:x="2.882cm" svg:y="17.103cm"><text:p text:style-name="P1"><text:span text:style-name="T1">1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1" draw:name="Shape26" draw:style-name="gr1" draw:text-style-name="P2" svg:width="0.664cm" svg:height="0.664cm" svg:x="3.861cm" svg:y="17.156cm"><text:p text:style-name="P1"><text:span text:style-name="T1">1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2" draw:name="Shape44" draw:style-name="gr46" draw:text-style-name="P3" svg:x1="0.96cm" svg:y1="18.665cm" svg:x2="4.161cm" svg:y2="18.639cm"><text:p/></draw:line><draw:line text:anchor-type="paragraph" draw:z-index="43" draw:name="Shape45" draw:style-name="gr2" draw:text-style-name="P2" svg:x1="4.187cm" svg:y1="17.819cm" svg:x2="4.187cm" svg:y2="18.694cm"><text:p/></draw:line><draw:line text:anchor-type="paragraph" draw:z-index="44" draw:name="Shape46" draw:style-name="gr2" draw:text-style-name="P3" svg:x1="0.96cm" svg:y1="17.792cm" svg:x2="0.96cm" svg:y2="18.639cm"><text:p/></draw:line><draw:line text:anchor-type="paragraph" draw:z-index="45" draw:name="Shape47" draw:style-name="gr2" draw:text-style-name="P3" svg:x1="2.071cm" svg:y1="17.792cm" svg:x2="2.097cm" svg:y2="18.692cm"><text:p/></draw:line><draw:line text:anchor-type="paragraph" draw:z-index="46" draw:name="Shape48" draw:style-name="gr2" draw:text-style-name="P3" svg:x1="3.235cm" svg:y1="17.766cm" svg:x2="3.235cm" svg:y2="18.639cm"><text:p/></draw:line><draw:line text:anchor-type="paragraph" draw:z-index="47" draw:name="Shape49" draw:style-name="gr2" draw:text-style-name="P3" svg:x1="2.547cm" svg:y1="18.639cm" svg:x2="2.547cm" svg:y2="19.486cm"><text:p/></draw:line><draw:custom-shape text:anchor-type="paragraph" draw:z-index="48" draw:name="Shape50" draw:style-name="gr45" draw:text-style-name="P6" svg:width="3.176cm" svg:height="0.927cm" svg:x="6.793cm" svg:y="-2cm"><text:p><text:s/><text:s/>usr_csv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text:anchor-type="paragraph" draw:z-index="49" draw:name="Shape40" draw:style-name="gr44" draw:text-style-name="P1" svg:x1="8.01cm" svg:y1="-1.074cm" svg:x2="8.01cm" svg:y2="-0.596cm"><text:p/></draw:line><draw:custom-shape text:anchor-type="paragraph" draw:z-index="50" draw:name="Shape51" draw:style-name="gr43" draw:text-style-name="P6" svg:width="6.086cm" svg:height="0.609cm" svg:x="4.955cm" svg:y="-0.702cm"><text:p><text:span text:style-name="T1"><text:s text:c="4"/></text:span><text:span text:style-name="T1">usr_csv_to_CLI</text:span><text:span text:style-name="T1">PS_facts.py</text:span></text:p><draw:enhanced-geometry svg:viewBox="0 0 21600 21600" draw:type="rectangle" draw:enhanced-path="M 0 0 L 21600 0 21600 21600 0 21600 0 0 Z N"/></draw:custom-shape><draw:custom-shape text:anchor-type="paragraph" draw:z-index="51" draw:name="Shape1" draw:style-name="gr42" draw:text-style-name="P14" svg:width="2.28cm" svg:height="0.944cm" svg:x="6.759cm" svg:y="0.482cm"><text:p text:style-name="P13"><text:span text:style-name="T1">H</text:span><text:span text:style-name="T1">i</text:span><text:span text:style-name="T1">n</text:span><text:span text:style-name="T1">-</text:span><text:span text:style-name="T1">c</text:span><text:span text:style-name="T1">l</text:span><text:span text:style-name="T1">i</text:span><text:span text:style-name="T1">p</text:span><text:span text:style-name="T1">s</text:span><text:span text:style-name="T1">-</text:span></text:p><text:p text:style-name="P13"><text:span text:style-name="T1">f</text:span><text:span text:style-name="T1">a</text:span><text:span text:style-name="T1">c</text:span><text:span text:style-name="T1">t</text:span><text:span text:style-name="T1">s</text:span><text:span text:style-name="T1">.</text:span><text:span text:style-name="T1">d</text:span><text:span text:style-name="T1">a</text:span><text:span text:style-name="T1">t</text:span></text:p><draw:enhanced-geometry svg:viewBox="0 0 21600 21600" draw:glue-points="?f6 0 10800 ?f8 ?f11 10800 ?f9 21600 10800 ?f10 ?f5 10800" draw:text-areas="?f3 ?f3 ?f4 ?f4" draw:mirror-horizontal="false" draw:mirror-vertical="false" draw:type="parallelogram" draw:modifiers="2643.9986399184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52" draw:name="Shape55" draw:style-name="gr41" draw:text-style-name="P3" svg:width="3.07cm" svg:height="0.978cm" svg:x="2.499cm" svg:y="2.314cm"><text:p text:style-name="P1"><text:s/>gen-implicit-</text:p><text:p text:style-name="P1">mrs_concept.clp </text:p><draw:enhanced-geometry svg:viewBox="0 0 21600 21600" draw:type="rectangle" draw:enhanced-path="M 0 0 L 21600 0 21600 21600 0 21600 0 0 Z N"/></draw:custom-shape><draw:custom-shape text:anchor-type="paragraph" draw:z-index="53" draw:name="Shape56" draw:style-name="gr40" draw:text-style-name="P3" svg:width="4.022cm" svg:height="0.927cm" svg:x="14.219cm" svg:y="2.358cm"><text:p text:style-name="P1"><text:s/>gen-implicit_mrs_</text:p><text:p text:style-name="P1">concept-prep.clp</text:p><draw:enhanced-geometry svg:viewBox="0 0 21600 21600" draw:type="rectangle" draw:enhanced-path="M 0 0 L 21600 0 21600 21600 0 21600 0 0 Z N"/></draw:custom-shape><draw:custom-shape text:anchor-type="paragraph" draw:z-index="54" draw:name="Shape59" draw:style-name="gr39" draw:text-style-name="P12" svg:width="2.888cm" svg:height="1.008cm" svg:x="2.044cm" svg:y="4.166cm"><text:p><text:span text:style-name="T1">i</text:span><text:span text:style-name="T1">m</text:span><text:span text:style-name="T1">p</text:span><text:span text:style-name="T1">l</text:span><text:span text:style-name="T1">i</text:span><text:span text:style-name="T1">c</text:span><text:span text:style-name="T1">i</text:span><text:span text:style-name="T1">t</text:span><text:span text:style-name="T1">_</text:span><text:span text:style-name="T1">m</text:span><text:span text:style-name="T1">r</text:span><text:span text:style-name="T1">s</text:span><text:span text:style-name="T1">_</text:span></text:p><text:p><text:span text:style-name="T1">c</text:span><text:span text:style-name="T1">o</text:span><text:span text:style-name="T1">n</text:span><text:span text:style-name="T1">c</text:span><text:span text:style-name="T1">e</text:span><text:span text:style-name="T1">p</text:span><text:span text:style-name="T1">t</text:span><text:span text:style-name="T1">.</text:span><text:span text:style-name="T1">d</text:span><text:span text:style-name="T1">a</text:span><text:span text:style-name="T1">t</text:span></text:p><draw:enhanced-geometry svg:viewBox="0 0 21600 21600" draw:glue-points="?f6 0 10800 ?f8 ?f11 10800 ?f9 21600 10800 ?f10 ?f5 10800" draw:text-areas="?f3 ?f3 ?f4 ?f4" draw:type="parallelogram" draw:modifiers="2189.01098901099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55" draw:name="Shape60" draw:style-name="gr38" draw:text-style-name="P6" svg:width="3.992cm" svg:height="1.308cm" svg:x="5.008cm" svg:y="4.062cm"><text:p><text:span text:style-name="T1">i</text:span><text:span text:style-name="T1">m</text:span><text:span text:style-name="T1">p</text:span><text:span text:style-name="T1">l</text:span><text:span text:style-name="T1">i</text:span><text:span text:style-name="T1">c</text:span><text:span text:style-name="T1">i</text:span><text:span text:style-name="T1">t</text:span><text:span text:style-name="T1">_</text:span><text:span text:style-name="T1">m</text:span><text:span text:style-name="T1">r</text:span><text:span text:style-name="T1">s</text:span><text:span text:style-name="T1">_</text:span></text:p><text:p><text:span text:style-name="T1">C</text:span><text:span text:style-name="T1">o</text:span><text:span text:style-name="T1">n</text:span><text:span text:style-name="T1">c</text:span><text:span text:style-name="T1">e</text:span><text:span text:style-name="T1">p</text:span><text:span text:style-name="T1">t</text:span><text:span text:style-name="T1">_</text:span></text:p><text:p><text:span text:style-name="T1">c</text:span><text:span text:style-name="T1">o</text:span><text:span text:style-name="T1">m</text:span><text:span text:style-name="T1">p</text:span><text:span text:style-name="T1">o</text:span><text:span text:style-name="T1">u</text:span><text:span text:style-name="T1">n</text:span><text:span text:style-name="T1">d</text:span><text:span text:style-name="T1">.</text:span><text:span text:style-name="T1">d</text:span><text:span text:style-name="T1">a</text:span><text:span text:style-name="T1">t</text:span></text:p><draw:enhanced-geometry svg:viewBox="0 0 21600 21600" draw:glue-points="?f6 0 10800 ?f8 ?f11 10800 ?f9 21600 10800 ?f10 ?f5 10800" draw:text-areas="?f3 ?f3 ?f4 ?f4" draw:type="parallelogram" draw:modifiers="2158.97191813422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56" draw:name="Shape64" draw:style-name="gr37" draw:text-style-name="P6" svg:width="5.583cm" svg:height="0.981cm" svg:x="0.245cm" svg:y="9.881cm"><text:p><text:span text:style-name="T1">H_GNP_to_MRS_GNP</text:span><text:span text:style-name="T1">.dat</text:span></text:p><draw:enhanced-geometry svg:viewBox="0 0 21600 21600" draw:glue-points="?f6 0 10800 ?f8 ?f11 10800 ?f9 21600 10800 ?f10 ?f5 10800" draw:text-areas="?f3 ?f3 ?f4 ?f4" draw:type="parallelogram" draw:modifiers="1746.55716993051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57" draw:name="Shape65" draw:style-name="gr36" draw:text-style-name="P6" svg:width="4.631cm" svg:height="0.981cm" svg:x="5.828cm" svg:y="9.881cm"><text:p><text:span text:style-name="T1">m</text:span><text:span text:style-name="T1">r</text:span><text:span text:style-name="T1">s</text:span><text:span text:style-name="T1">_</text:span><text:span text:style-name="T1">f</text:span><text:span text:style-name="T1">e</text:span><text:span text:style-name="T1">a</text:span><text:span text:style-name="T1">t</text:span><text:span text:style-name="T1">u</text:span><text:span text:style-name="T1">r</text:span><text:span text:style-name="T1">e</text:span><text:span text:style-name="T1">_</text:span><text:span text:style-name="T1">i</text:span><text:span text:style-name="T1">n</text:span><text:span text:style-name="T1">f</text:span><text:span text:style-name="T1">o</text:span><text:span text:style-name="T1">.</text:span><text:span text:style-name="T1">d</text:span><text:span text:style-name="T1">a</text:span><text:span text:style-name="T1">t</text:span></text:p><draw:enhanced-geometry svg:viewBox="0 0 21600 21600" draw:glue-points="?f6 0 10800 ?f8 ?f11 10800 ?f9 21600 10800 ?f10 ?f5 10800" draw:text-areas="?f3 ?f3 ?f4 ?f4" draw:type="parallelogram" draw:modifiers="3213.06964746346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58" draw:name="Shape66" draw:style-name="gr35" draw:text-style-name="P6" svg:width="4.79cm" svg:height="0.874cm" svg:x="10.617cm" svg:y="9.881cm"><text:p><text:span text:style-name="T1"><text:s/></text:span><text:span text:style-name="T1">ta</text:span><text:span text:style-name="T1">m</text:span><text:span text:style-name="T1">_</text:span><text:span text:style-name="T1">m</text:span><text:span text:style-name="T1">a</text:span><text:span text:style-name="T1">p</text:span><text:span text:style-name="T1">pi</text:span><text:span text:style-name="T1">n</text:span><text:span text:style-name="T1">g.</text:span><text:span text:style-name="T1">d</text:span><text:span text:style-name="T1">at</text:span></text:p><draw:enhanced-geometry svg:viewBox="0 0 21600 21600" draw:glue-points="?f6 0 10800 ?f8 ?f11 10800 ?f9 21600 10800 ?f10 ?f5 10800" draw:text-areas="?f3 ?f3 ?f4 ?f4" draw:type="parallelogram" draw:modifiers="2629.64545066211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59" draw:name="Shape67" draw:style-name="gr34" draw:text-style-name="P6" svg:width="4.684cm" svg:height="0.953cm" svg:x="-0.152cm" svg:y="11.839cm"><text:p><text:s text:c="2"/></text:p><text:p><text:s text:c="3"/>gen_GNP_values.clp</text:p><text:p/><draw:enhanced-geometry svg:viewBox="0 0 21600 21600" draw:type="rectangle" draw:enhanced-path="M 0 0 L 21600 0 21600 21600 0 21600 0 0 Z N"/></draw:custom-shape><draw:custom-shape text:anchor-type="paragraph" draw:z-index="60" draw:name="Shape68" draw:style-name="gr33" draw:text-style-name="P12" svg:width="6.005cm" svg:height="0.742cm" svg:x="9.825cm" svg:y="12.448cm"><text:p><text:span text:style-name="T1"><text:s text:c="3"/></text:span></text:p><text:p><text:span text:style-name="T1">bi</text:span><text:span text:style-name="T1">n</text:span><text:span text:style-name="T1">d</text:span><text:span text:style-name="T1">-</text:span><text:span text:style-name="T1">fe</text:span><text:span text:style-name="T1">at</text:span><text:span text:style-name="T1">u</text:span><text:span text:style-name="T1">re</text:span><text:span text:style-name="T1">s</text:span><text:span text:style-name="T1">_</text:span><text:span text:style-name="T1">v</text:span><text:span text:style-name="T1">al</text:span><text:span text:style-name="T1">u</text:span><text:span text:style-name="T1">e</text:span><text:span text:style-name="T1">s.</text:span><text:span text:style-name="T1">cl</text:span><text:span text:style-name="T1">p</text:span></text:p><text:p><text:span text:style-name="T1"/></text:p><draw:enhanced-geometry svg:viewBox="0 0 21600 21600" draw:type="rectangle" draw:enhanced-path="M 0 0 L 21600 0 21600 21600 0 21600 0 0 Z N"/></draw:custom-shape><draw:custom-shape text:anchor-type="paragraph" draw:z-index="61" draw:name="Shape69" draw:style-name="gr32" draw:text-style-name="P6" svg:width="4.366cm" svg:height="0.768cm" svg:x="-0.663cm" svg:y="13.506cm"><text:p><text:span text:style-name="T1"><text:s/></text:span><text:span text:style-name="T1">G</text:span><text:span text:style-name="T1">N</text:span><text:span text:style-name="T1">P</text:span><text:span text:style-name="T1">_</text:span><text:span text:style-name="T1">v</text:span><text:span text:style-name="T1">al</text:span><text:span text:style-name="T1">u</text:span><text:span text:style-name="T1">e</text:span><text:span text:style-name="T1">s.</text:span><text:span text:style-name="T1">d</text:span><text:span text:style-name="T1">at</text:span></text:p><draw:enhanced-geometry svg:viewBox="0 0 21600 21600" draw:glue-points="?f6 0 10800 ?f8 ?f11 10800 ?f9 21600 10800 ?f10 ?f5 10800" draw:text-areas="?f3 ?f3 ?f4 ?f4" draw:type="parallelogram" draw:modifiers="2538.61066235864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62" draw:name="Shape70" draw:style-name="gr31" draw:text-style-name="P6" svg:width="7.116cm" svg:height="0.927cm" svg:x="9.772cm" svg:y="14.088cm"><text:p><text:span text:style-name="T1">m</text:span><text:span text:style-name="T1">rs</text:span><text:span text:style-name="T1">_i</text:span><text:span text:style-name="T1">n</text:span><text:span text:style-name="T1">f</text:span><text:span text:style-name="T1">o</text:span><text:span text:style-name="T1">_</text:span><text:span text:style-name="T1">bi</text:span><text:span text:style-name="T1">n</text:span><text:span text:style-name="T1">di</text:span><text:span text:style-name="T1">n</text:span><text:span text:style-name="T1">g</text:span><text:span text:style-name="T1">_</text:span><text:span text:style-name="T1">fe</text:span><text:span text:style-name="T1">at</text:span><text:span text:style-name="T1">u</text:span><text:span text:style-name="T1">re</text:span><text:span text:style-name="T1">s</text:span><text:span text:style-name="T1">_</text:span><text:span text:style-name="T1">v</text:span><text:span text:style-name="T1">al</text:span><text:span text:style-name="T1">u</text:span><text:span text:style-name="T1">e</text:span><text:span text:style-name="T1">s.</text:span><text:span text:style-name="T1">d</text:span><text:span text:style-name="T1">at</text:span></text:p><draw:enhanced-geometry svg:viewBox="0 0 21600 21600" draw:glue-points="?f6 0 10800 ?f8 ?f11 10800 ?f9 21600 10800 ?f10 ?f5 10800" draw:text-areas="?f3 ?f3 ?f4 ?f4" draw:type="parallelogram" draw:modifiers="1869.23076923077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63" draw:name="Shape72" draw:style-name="gr30" draw:text-style-name="P6" svg:width="4.022cm" svg:height="1.086cm" svg:x="0.88cm" svg:y="20.888cm"><text:p><text:span text:style-name="T1"><text:s text:c="2"/></text:span><text:span text:style-name="T1">fil</text:span><text:span text:style-name="T1">e_</text:span><text:span text:style-name="T1">m</text:span><text:span text:style-name="T1">er</text:span><text:span text:style-name="T1">ge</text:span><text:span text:style-name="T1">.d</text:span><text:span text:style-name="T1">at</text:span></text:p><draw:enhanced-geometry svg:viewBox="0 0 21600 21600" draw:glue-points="?f6 0 10800 ?f8 ?f11 10800 ?f9 21600 10800 ?f10 ?f5 10800" draw:text-areas="?f3 ?f3 ?f4 ?f4" draw:type="parallelogram" draw:modifiers="2698.81630863656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64" draw:name="Shape73" draw:style-name="gr29" draw:text-style-name="P6" svg:width="7.488cm" svg:height="0.821cm" svg:x="10.802cm" svg:y="19.856cm"><text:p><text:span text:style-name="T1">mrs_info_</text:span><text:span text:style-name="T1">with_rstr_r</text:span><text:span text:style-name="T1">std_values.</text:span><text:span text:style-name="T1">dat</text:span></text:p><draw:enhanced-geometry svg:viewBox="0 0 21600 21600" draw:glue-points="?f6 0 10800 ?f8 ?f11 10800 ?f9 21600 10800 ?f10 ?f5 10800" draw:text-areas="?f3 ?f3 ?f4 ?f4" draw:type="parallelogram" draw:modifiers="1996.8058968059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65" draw:name="Shape74" draw:style-name="gr28" draw:text-style-name="P6" svg:width="2.647cm" svg:height="0.742cm" svg:x="1.7cm" svg:y="23.957cm"><text:p><text:span text:style-name="T1"><text:s text:c="4"/></text:span><text:span text:style-name="T1">MRS </text:span></text:p><draw:enhanced-geometry svg:viewBox="0 0 21600 21600" draw:glue-points="?f6 0 10800 ?f8 ?f11 10800 ?f9 21600 10800 ?f10 ?f5 10800" draw:text-areas="?f3 ?f3 ?f4 ?f4" draw:type="parallelogram" draw:modifiers="2806.12924716855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66" draw:name="Shape3" draw:style-name="gr27" draw:text-style-name="P6" svg:width="4.472cm" svg:height="0.689cm" svg:x="0.774cm" svg:y="25.412cm"><text:p><text:span text:style-name="T1"><text:s text:c="2"/></text:span><text:span text:style-name="T1">English </text:span><text:span text:style-name="T1">Sentence</text:span></text:p><draw:enhanced-geometry svg:viewBox="0 0 21600 21600" draw:glue-points="?f6 0 10800 ?f8 ?f11 10800 ?f9 21600 10800 ?f10 ?f5 10800" draw:text-areas="?f3 ?f3 ?f4 ?f4" draw:type="parallelogram" draw:modifiers="2308.20189274448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67" draw:name="Shape75" draw:style-name="gr26" draw:text-style-name="P12" svg:width="2.042cm" svg:height="0.586cm" svg:x="1.674cm" svg:y="19.486cm"><text:p><text:span text:style-name="T1"><text:s text:c="5"/></text:span><text:span text:style-name="T1">lc.sh</text:span></text:p><draw:enhanced-geometry svg:viewBox="0 0 21600 21600" draw:type="rectangle" draw:enhanced-path="M 0 0 L 21600 0 21600 21600 0 21600 0 0 Z N"/></draw:custom-shape><draw:line text:anchor-type="paragraph" draw:z-index="68" draw:name="Shape76" draw:style-name="gr25" draw:text-style-name="P3" svg:x1="2.521cm" svg:y1="20.071cm" svg:x2="2.521cm" svg:y2="20.888cm"><text:p/></draw:line><draw:custom-shape text:anchor-type="paragraph" draw:z-index="69" draw:name="Shape76" draw:style-name="gr24" draw:text-style-name="P6" svg:width="5.345cm" svg:height="1.006cm" svg:x="12.019cm" svg:y="17.951cm"><text:p><text:s/>bind-RSTR_RSTD-values.clp</text:p><draw:enhanced-geometry svg:viewBox="0 0 21600 21600" draw:type="rectangle" draw:enhanced-path="M 0 0 L 21600 0 21600 21600 0 21600 0 0 Z N"/></draw:custom-shape><draw:custom-shape text:anchor-type="paragraph" draw:z-index="70" draw:name="Shape2" draw:style-name="gr23" draw:text-style-name="P12" svg:width="5.478cm" svg:height="0.876cm" svg:x="0.642cm" svg:y="22.528cm"><text:p><text:span text:style-name="T1"><text:s text:c="2"/></text:span><text:span text:style-name="T1">M</text:span><text:span text:style-name="T1">R</text:span><text:span text:style-name="T1">S_</text:span><text:span text:style-name="T1">fa</text:span><text:span text:style-name="T1">ct</text:span><text:span text:style-name="T1">s_</text:span><text:span text:style-name="T1">ge</text:span><text:span text:style-name="T1">n_</text:span><text:span text:style-name="T1">fr</text:span><text:span text:style-name="T1">n_</text:span><text:span text:style-name="T1">cli</text:span><text:span text:style-name="T1">ps</text:span><text:span text:style-name="T1">.p</text:span><text:span text:style-name="T1">y</text:span></text:p><draw:enhanced-geometry svg:viewBox="0 0 21600 21600" draw:type="rectangle" draw:enhanced-path="M 0 0 L 21600 0 21600 21600 0 21600 0 0 Z N"/></draw:custom-shape><draw:custom-shape text:anchor-type="paragraph" draw:z-index="71" draw:name="Shape 2" draw:style-name="gr22" draw:text-style-name="P12" svg:width="3.081cm" svg:height="0.789cm" svg:x="9.192cm" svg:y="0.482cm"><text:p><text:span text:style-name="T1">m</text:span><text:span text:style-name="T1">o</text:span><text:span text:style-name="T1">n</text:span><text:span text:style-name="T1">t</text:span><text:span text:style-name="T1">h</text:span><text:span text:style-name="T1">s</text:span><text:span text:style-name="T1">_</text:span><text:span text:style-name="T1">o</text:span><text:span text:style-name="T1">f</text:span><text:span text:style-name="T1">_</text:span></text:p><text:p><text:span text:style-name="T1">y</text:span><text:span text:style-name="T1">e</text:span><text:span text:style-name="T1">a</text:span><text:span text:style-name="T1">r</text:span><text:span text:style-name="T1">.</text:span><text:span text:style-name="T1">d</text:span><text:span text:style-name="T1">a</text:span><text:span text:style-name="T1">t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72" draw:name="Shape 7" draw:style-name="gr21" draw:text-style-name="P11" svg:width="2.871cm" svg:height="1.024cm" svg:x="4.032cm" svg:y="0.489cm"><text:p text:style-name="P10"><text:span text:style-name="T1">TAM_</text:span></text:p><text:p text:style-name="P10"><text:span text:style-name="T1">mapping.dat</text:span></text:p><draw:enhanced-geometry svg:viewBox="0 0 21600 21600" draw:glue-points="?f6 0 10800 ?f8 ?f11 10800 ?f9 21600 10800 ?f10 ?f5 10800" draw:text-areas="?f3 ?f3 ?f4 ?f4" draw:type="parallelogram" draw:modifiers="2629.64545066211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text:anchor-type="paragraph" draw:z-index="73" draw:name="Shape 12" draw:style-name="gr4" draw:text-style-name="P5" svg:x1="13.236cm" svg:y1="1.328cm" svg:x2="14.91cm" svg:y2="2.358cm"><text:p/></draw:line><draw:custom-shape text:anchor-type="paragraph" draw:z-index="74" draw:name="Shape 16" draw:style-name="gr20" draw:text-style-name="P12" svg:width="4.791cm" svg:height="1.511cm" svg:x="13.984cm" svg:y="-0.095cm"><text:p><text:span text:style-name="T1"><text:s text:c="3"/></text:span><text:span text:style-name="T1">karaka_relation_</text:span></text:p><text:p><text:span text:style-name="T1">default_preposition</text:span></text:p><text:p><text:span text:style-name="T1">_mapping.dat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75" draw:name="Shape 17" draw:style-name="gr19" draw:text-style-name="P6" svg:width="3.088cm" svg:height="0.953cm" svg:x="10.405cm" svg:y="2.311cm"><text:p><text:s/><text:s/>gen-implicit_mrs_</text:p><text:p text:style-name="P1">concept-prop.clp</text:p><draw:enhanced-geometry svg:viewBox="0 0 21600 21600" draw:type="rectangle" draw:enhanced-path="M 0 0 L 21600 0 21600 21600 0 21600 0 0 Z N"/></draw:custom-shape><draw:custom-shape text:anchor-type="paragraph" draw:z-index="76" draw:name="Shape 18" draw:style-name="gr5" draw:text-style-name="P6" svg:width="3.589cm" svg:height="0.927cm" svg:x="9.453cm" svg:y="4.089cm"><text:p><text:span text:style-name="T1">implicit_mr</text:span><text:span text:style-name="T1">s_</text:span></text:p><text:p><text:span text:style-name="T1">concept-</text:span><text:span text:style-name="T1">prep.dat</text:span></text:p><draw:enhanced-geometry svg:viewBox="0 0 21600 21600" draw:glue-points="?f6 0 10800 ?f8 ?f11 10800 ?f9 21600 10800 ?f10 ?f5 10800" draw:text-areas="?f3 ?f3 ?f4 ?f4" draw:type="parallelogram" draw:modifiers="1826.67829119442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text:anchor-type="paragraph" draw:z-index="77" draw:name="Shape 19" draw:style-name="gr10" draw:text-style-name="P5" svg:x1="-0.537cm" svg:y1="2.192cm" svg:x2="-0.537cm" svg:y2="1.478cm"><text:p/></draw:line><draw:line text:anchor-type="paragraph" draw:z-index="78" draw:name="Shape 20" draw:style-name="gr4" draw:text-style-name="P5" svg:x1="0.001cm" svg:y1="3.249cm" svg:x2="0.001cm" svg:y2="4.016cm"><text:p/></draw:line><draw:custom-shape text:anchor-type="paragraph" draw:z-index="79" draw:name="Shape 21" draw:style-name="gr6" draw:text-style-name="P3" svg:width="0.636cm" svg:height="0.636cm" svg:x="0.938cm" svg:y="-0.199cm"><text:p text:style-name="P1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0" draw:name="Shape 22" draw:style-name="gr1" draw:text-style-name="P2" svg:width="0.664cm" svg:height="0.664cm" svg:x="-1.383cm" svg:y="3.399cm"><text:p text:style-name="P1"><text:span text:style-name="T1">8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1" draw:name="Shape 23" draw:style-name="gr18" draw:text-style-name="P6" svg:width="3.414cm" svg:height="0.916cm" svg:x="-1.893cm" svg:y="0.436cm"><text:p>Hin_concept-to-</text:p><text:p>mrs-rels.dat</text:p><draw:enhanced-geometry svg:viewBox="0 0 21600 21600" draw:glue-points="?f6 0 10800 ?f8 ?f11 10800 ?f9 21600 10800 ?f10 ?f5 10800" draw:text-areas="?f3 ?f3 ?f4 ?f4" draw:type="parallelogram" draw:modifiers="3004.34656621269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82" draw:name="Shape 24" draw:style-name="gr17" draw:text-style-name="P11" svg:width="3.701cm" svg:height="0.936cm" svg:x="-1.884cm" svg:y="2.314cm"><text:p text:style-name="P10"><text:span text:style-name="T1"><text:s/></text:span><text:span text:style-name="T1">g</text:span><text:span text:style-name="T1">e</text:span><text:span text:style-name="T1">n</text:span><text:span text:style-name="T1">-</text:span><text:span text:style-name="T1">h</text:span><text:span text:style-name="T1">i</text:span><text:span text:style-name="T1">n</text:span><text:span text:style-name="T1">_</text:span><text:span text:style-name="T1">c</text:span><text:span text:style-name="T1">o</text:span><text:span text:style-name="T1">n</text:span><text:span text:style-name="T1">c</text:span><text:span text:style-name="T1">e</text:span><text:span text:style-name="T1">p</text:span><text:span text:style-name="T1">t</text:span><text:span text:style-name="T1">-</text:span><text:span text:style-name="T1">t</text:span><text:span text:style-name="T1">o</text:span><text:span text:style-name="T1">-</text:span></text:p><text:p text:style-name="P10"><text:span text:style-name="T1">m</text:span><text:span text:style-name="T1">r</text:span><text:span text:style-name="T1">s</text:span><text:span text:style-name="T1">_</text:span><text:span text:style-name="T1">c</text:span><text:span text:style-name="T1">o</text:span><text:span text:style-name="T1">n</text:span><text:span text:style-name="T1">c</text:span><text:span text:style-name="T1">e</text:span><text:span text:style-name="T1">p</text:span><text:span text:style-name="T1">t</text:span><text:span text:style-name="T1">.</text:span><text:span text:style-name="T1">c</text:span><text:span text:style-name="T1">l</text:span><text:span text:style-name="T1">p</text:span></text:p><draw:enhanced-geometry svg:viewBox="0 0 21600 21600" draw:type="rectangle" draw:enhanced-path="M 0 0 L 21600 0 21600 21600 0 21600 0 0 Z N"/></draw:custom-shape><draw:custom-shape text:anchor-type="paragraph" draw:z-index="83" draw:name="Shape 25" draw:style-name="gr16" draw:text-style-name="P11" svg:width="3.477cm" svg:height="1.167cm" svg:x="-1.905cm" svg:y="4.062cm"><text:p text:style-name="P10"><text:span text:style-name="T1">hin_concept-to-</text:span></text:p><text:p text:style-name="P10"><text:span text:style-name="T1">mrs_concept.dat</text:span></text:p><draw:enhanced-geometry svg:viewBox="0 0 21600 21600" draw:mirror-horizontal="false" draw:mirror-vertical="false" draw:glue-points="?f6 0 10800 ?f8 ?f11 10800 ?f9 21600 10800 ?f10 ?f5 10800" draw:text-areas="?f3 ?f3 ?f4 ?f4" draw:type="parallelogram" draw:modifiers="1097.9949166902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84" draw:name="Shape 4" draw:style-name="gr15" draw:text-style-name="P12" svg:width="2.541cm" svg:height="0.973cm" svg:x="11.924cm" svg:y="0.443cm"><text:p><text:span text:style-name="T1">d</text:span><text:span text:style-name="T1">a</text:span><text:span text:style-name="T1">y</text:span><text:span text:style-name="T1">s</text:span><text:span text:style-name="T1">_</text:span><text:span text:style-name="T1">o</text:span><text:span text:style-name="T1">f</text:span><text:span text:style-name="T1">_</text:span><text:span text:style-name="T1"><text:line-break/></text:span><text:span text:style-name="T1">w</text:span><text:span text:style-name="T1">e</text:span><text:span text:style-name="T1">e</text:span><text:span text:style-name="T1">k.</text:span><text:span text:style-name="T1">d</text:span><text:span text:style-name="T1">at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85" draw:name="Shape 6" draw:style-name="gr14" draw:text-style-name="P11" svg:width="2.597cm" svg:height="1.026cm" svg:x="1.52cm" svg:y="0.436cm"><text:p text:style-name="P10"><text:span text:style-name="T1">M</text:span><text:span text:style-name="T1">R</text:span><text:span text:style-name="T1">S</text:span><text:span text:style-name="T1">-</text:span><text:span text:style-name="T1">r</text:span><text:span text:style-name="T1">e</text:span><text:span text:style-name="T1">l</text:span><text:span text:style-name="T1">-</text:span></text:p><text:p text:style-name="P10"><text:span text:style-name="T1">f</text:span><text:span text:style-name="T1">e</text:span><text:span text:style-name="T1">a</text:span><text:span text:style-name="T1">t</text:span><text:span text:style-name="T1">u</text:span><text:span text:style-name="T1">r</text:span><text:span text:style-name="T1">e</text:span><text:span text:style-name="T1">s</text:span><text:span text:style-name="T1">.</text:span><text:span text:style-name="T1">d</text:span><text:span text:style-name="T1">a</text:span><text:span text:style-name="T1">t</text:span></text:p><draw:enhanced-geometry svg:viewBox="0 0 21600 21600" draw:glue-points="?f6 0 10800 ?f8 ?f11 10800 ?f9 21600 10800 ?f10 ?f5 10800" draw:text-areas="?f3 ?f3 ?f4 ?f4" draw:type="parallelogram" draw:modifiers="2629.64545066211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86" draw:name="Shape 8" draw:style-name="gr6" draw:text-style-name="P3" svg:width="0.636cm" svg:height="0.636cm" svg:x="1.939cm" svg:y="-0.199cm"><text:p text:style-name="P1">2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87" draw:name="Shape 9" draw:style-name="gr12" draw:text-style-name="P3" svg:width="0.482cm" svg:height="0.489cm" svg:x="4.939cm" svg:y="0cm"><text:p text:style-name="P1">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8" draw:name="Shape 10" draw:style-name="gr13" draw:text-style-name="P9" svg:width="0.484cm" svg:height="0.493cm" svg:x="7.131cm" svg:y="0cm"><text:p text:style-name="P8"><text:span text:style-name="T1">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9" draw:name="Shape 26" draw:style-name="gr12" draw:text-style-name="P3" svg:width="0.482cm" svg:height="0.489cm" svg:x="10.94cm" svg:y="0cm"><text:p text:style-name="P1">5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0" draw:name="Shape 27" draw:style-name="gr12" draw:text-style-name="P3" svg:width="0.482cm" svg:height="0.489cm" svg:x="12.94cm" svg:y="0cm"><text:p text:style-name="P1">6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1" draw:name="Shape 28" draw:style-name="gr12" draw:text-style-name="P3" svg:width="0.482cm" svg:height="0.489cm" svg:x="16.171cm" svg:y="-0.512cm"><text:p text:style-name="P1">7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92" draw:name="Shape 3" draw:style-name="gr10" draw:text-style-name="P5" svg:x1="-0.537cm" svg:y1="2.192cm" svg:x2="-0.537cm" svg:y2="1.478cm"><text:p/></draw:line><draw:line text:anchor-type="paragraph" draw:z-index="93" draw:name="Shape 29" draw:style-name="gr10" draw:text-style-name="P5" svg:x1="-0.141cm" svg:y1="2.193cm" svg:x2="2.207cm" svg:y2="1.461cm"><text:p/></draw:line><draw:line text:anchor-type="paragraph" draw:z-index="94" draw:name="Shape 5" draw:style-name="gr10" draw:text-style-name="P5" svg:x1="3.669cm" svg:y1="2.214cm" svg:x2="2.496cm" svg:y2="1.461cm"><text:p/></draw:line><draw:line text:anchor-type="paragraph" draw:z-index="95" draw:name="Shape 30" draw:style-name="gr10" draw:text-style-name="P5" svg:x1="3.669cm" svg:y1="2.214cm" svg:x2="2.496cm" svg:y2="1.461cm"><text:p/></draw:line><draw:line text:anchor-type="paragraph" draw:z-index="96" draw:name="Shape 31" draw:style-name="gr4" draw:text-style-name="P5" svg:x1="7.788cm" svg:y1="1.425cm" svg:x2="4.844cm" svg:y2="2.233cm"><text:p/></draw:line><draw:line text:anchor-type="paragraph" draw:z-index="97" draw:name="Shape 32" draw:style-name="gr4" draw:text-style-name="P5" svg:x1="4.586cm" svg:y1="1.6cm" svg:x2="4.612cm" svg:y2="2.314cm"><text:p/></draw:line><draw:line text:anchor-type="paragraph" draw:z-index="98" draw:name="Shape 33" draw:style-name="gr4" draw:text-style-name="P5" svg:x1="0.34cm" svg:y1="4.062cm" svg:x2="3.092cm" svg:y2="3.406cm"><text:p/></draw:line><draw:custom-shape text:anchor-type="paragraph" draw:z-index="99" draw:name="Shape 34" draw:style-name="gr12" draw:text-style-name="P3" svg:width="0.482cm" svg:height="0.489cm" svg:x="2.42cm" svg:y="3.678cm"><text:p text:style-name="P1">9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0" draw:name="Shape 36" draw:style-name="gr11" draw:text-style-name="P9" svg:width="4.024cm" svg:height="0.95cm" svg:x="5.768cm" svg:y="2.314cm"><text:p text:style-name="P8"><text:span text:style-name="T1"><text:s/></text:span><text:span text:style-name="T1">gen-</text:span><text:span text:style-name="T1">implicit_mrs_</text:span></text:p><text:p text:style-name="P8"><text:span text:style-name="T1">concept-</text:span><text:span text:style-name="T1">comp.clp</text:span></text:p><draw:enhanced-geometry svg:viewBox="0 0 21600 21600" draw:type="rectangle" draw:enhanced-path="M 0 0 L 21600 0 21600 21600 0 21600 0 0 Z N"/></draw:custom-shape><draw:line text:anchor-type="paragraph" draw:z-index="101" draw:name="Shape 35" draw:style-name="gr10" draw:text-style-name="P5" svg:x1="7.326cm" svg:y1="2.315cm" svg:x2="2.496cm" svg:y2="1.461cm"><text:p/></draw:line><draw:custom-shape text:anchor-type="paragraph" draw:z-index="102" draw:name="Shape 37" draw:style-name="gr9" draw:text-style-name="P2" svg:width="0.664cm" svg:height="0.435cm" svg:x="8.514cm" svg:y="1.655cm"><text:p text:style-name="P7">8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03" draw:name="Shape 38" draw:style-name="gr4" draw:text-style-name="P5" svg:x1="8.596cm" svg:y1="1.983cm" svg:x2="8.308cm" svg:y2="2.262cm"><text:p/></draw:line><draw:line text:anchor-type="paragraph" draw:z-index="104" draw:name="Shape 39" draw:style-name="gr4" draw:text-style-name="P5" svg:x1="15.965cm" svg:y1="1.459cm" svg:x2="15.944cm" svg:y2="2.359cm"><text:p/></draw:line><draw:custom-shape text:anchor-type="paragraph" draw:z-index="105" draw:name="Shape 1" draw:style-name="gr8" draw:text-style-name="P2" svg:width="0.664cm" svg:height="0.366cm" svg:x="14.326cm" svg:y="1.559cm"><text:p text:style-name="P7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06" draw:name="Shape 11" draw:style-name="gr4" draw:text-style-name="P5" svg:x1="14.547cm" svg:y1="1.924cm" svg:x2="15.533cm" svg:y2="2.358cm"><text:p/></draw:line><draw:custom-shape text:anchor-type="paragraph" draw:z-index="107" draw:name="Shape 40" draw:style-name="gr7" draw:text-style-name="P2" svg:width="0.664cm" svg:height="0.433cm" svg:x="16.552cm" svg:y="1.52cm"><text:p text:style-name="P7">9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08" draw:name="Shape 41" draw:style-name="gr4" draw:text-style-name="P5" svg:x1="16.753cm" svg:y1="1.953cm" svg:x2="16.753cm" svg:y2="2.454cm"><text:p/></draw:line><draw:line text:anchor-type="paragraph" draw:z-index="109" draw:name="Shape 42" draw:style-name="gr4" draw:text-style-name="P5" svg:x1="11.539cm" svg:y1="3.263cm" svg:x2="11.472cm" svg:y2="4.089cm"><text:p/></draw:line><draw:line text:anchor-type="paragraph" draw:z-index="110" draw:name="Shape 14" draw:style-name="gr4" draw:text-style-name="P5" svg:x1="8.752cm" svg:y1="1.27cm" svg:x2="12.077cm" svg:y2="2.358cm"><text:p/></draw:line><draw:line text:anchor-type="paragraph" draw:z-index="111" draw:name="Shape 43" draw:style-name="gr4" draw:text-style-name="P5" svg:x1="11.139cm" svg:y1="1.27cm" svg:x2="14.464cm" svg:y2="2.358cm"><text:p/></draw:line><draw:custom-shape text:anchor-type="paragraph" draw:z-index="112" draw:name="Shape 13" draw:style-name="gr6" draw:text-style-name="P3" svg:width="0.636cm" svg:height="0.636cm" svg:x="-1.679cm" svg:y="10.345cm"><text:p text:style-name="P1">2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line text:anchor-type="paragraph" draw:z-index="113" draw:name="Shape 15" draw:style-name="gr2" draw:text-style-name="P3" svg:x1="-1.044cm" svg:y1="10.772cm" svg:x2="0.034cm" svg:y2="11.839cm"><text:p/></draw:line><draw:custom-shape text:anchor-type="paragraph" draw:z-index="114" draw:name="Shape 44" draw:style-name="gr5" draw:text-style-name="P6" svg:width="3.589cm" svg:height="0.927cm" svg:x="14.129cm" svg:y="4.089cm"><text:p><text:span text:style-name="T1">i</text:span><text:span text:style-name="T1">m</text:span><text:span text:style-name="T1">p</text:span><text:span text:style-name="T1">l</text:span><text:span text:style-name="T1">i</text:span><text:span text:style-name="T1">c</text:span><text:span text:style-name="T1">i</text:span><text:span text:style-name="T1">t</text:span><text:span text:style-name="T1">_</text:span><text:span text:style-name="T1">m</text:span><text:span text:style-name="T1">r</text:span><text:span text:style-name="T1">s</text:span><text:span text:style-name="T1">_</text:span></text:p><text:p><text:span text:style-name="T1">c</text:span><text:span text:style-name="T1">o</text:span><text:span text:style-name="T1">n</text:span><text:span text:style-name="T1">c</text:span><text:span text:style-name="T1">e</text:span><text:span text:style-name="T1">p</text:span><text:span text:style-name="T1">t</text:span><text:span text:style-name="T1">-</text:span><text:span text:style-name="T1">p</text:span><text:span text:style-name="T1">r</text:span><text:span text:style-name="T1">o</text:span><text:span text:style-name="T1">n</text:span><text:span text:style-name="T1">.</text:span><text:span text:style-name="T1">d</text:span><text:span text:style-name="T1">a</text:span><text:span text:style-name="T1">t</text:span></text:p><draw:enhanced-geometry svg:viewBox="0 0 21600 21600" draw:glue-points="?f6 0 10800 ?f8 ?f11 10800 ?f9 21600 10800 ?f10 ?f5 10800" draw:text-areas="?f3 ?f3 ?f4 ?f4" draw:type="parallelogram" draw:modifiers="1826.67829119442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text:anchor-type="paragraph" draw:z-index="115" draw:name="Shape 45" draw:style-name="gr4" draw:text-style-name="P5" svg:x1="16.062cm" svg:y1="3.284cm" svg:x2="15.976cm" svg:y2="4.088cm"><text:p/></draw:line><draw:line text:anchor-type="paragraph" draw:z-index="116" draw:name="Shape 46" draw:style-name="gr4" draw:text-style-name="P4" svg:x1="15.729cm" svg:y1="5.014cm" svg:x2="15.822cm" svg:y2="6.866cm"><text:p/></draw:line><draw:custom-shape text:anchor-type="paragraph" draw:z-index="117" draw:name="Shape 47" draw:style-name="gr3" draw:text-style-name="P2" svg:width="0.666cm" svg:height="0.666cm" svg:x="14.441cm" svg:y="3.424cm"><text:p text:style-name="P1"><text:span text:style-name="T1">1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8" draw:name="Shape 48" draw:style-name="gr1" draw:text-style-name="P2" svg:width="0.664cm" svg:height="0.664cm" svg:x="-1.707cm" svg:y="11.176cm"><text:p text:style-name="P1"><text:span text:style-name="T1">1</text:span><text:span text:style-name="T1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19" draw:name="Shape 49" draw:style-name="gr2" draw:text-style-name="P3" svg:x1="-1.044cm" svg:y1="11.504cm" svg:x2="-0.151cm" svg:y2="12.007cm"><text:p/></draw:line><draw:line text:anchor-type="paragraph" draw:z-index="23" draw:name="Shape33" draw:style-name="gr2" draw:text-style-name="P3" svg:x1="15.406cm" svg:y1="10.488cm" svg:x2="13.146cm" svg:y2="12.448cm"><text:p/></draw:line><draw:custom-shape text:anchor-type="paragraph" draw:z-index="120" draw:name="Shape 50" draw:style-name="gr1" draw:text-style-name="P2" svg:width="0.664cm" svg:height="0.664cm" svg:x="16.891cm" svg:y="10.428cm"><text:p text:style-name="P1"><text:span text:style-name="T1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" draw:name="Shape26" draw:style-name="gr1" draw:text-style-name="P2" svg:width="0.664cm" svg:height="0.664cm" svg:x="16.228cm" svg:y="9.985cm"><text:p text:style-name="P1"><text:span text:style-name="T1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1" draw:name="Shape 51" draw:style-name="gr1" draw:text-style-name="P2" svg:width="0.664cm" svg:height="0.664cm" svg:x="15.406cm" svg:y="9.985cm"><text:p text:style-name="P1"><text:span text:style-name="T1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22" draw:name="Shape 52" draw:style-name="gr2" draw:text-style-name="P3" svg:x1="16.891cm" svg:y1="10.931cm" svg:x2="14.443cm" svg:y2="12.448cm"><text:p/></draw:line><draw:line text:anchor-type="paragraph" draw:z-index="123" draw:name="Shape 53" draw:style-name="gr2" draw:text-style-name="P3" svg:x1="16.313cm" svg:y1="10.525cm" svg:x2="13.769cm" svg:y2="12.448cm"><text:p/></draw:line><draw:custom-shape text:anchor-type="paragraph" draw:z-index="124" draw:name="Shape 54" draw:style-name="gr1" draw:text-style-name="P2" svg:width="0.664cm" svg:height="0.664cm" svg:x="17.554cm" svg:y="10.968cm"><text:p text:style-name="P1"><text:span text:style-name="T1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5" draw:name="Shape 55" draw:style-name="gr1" draw:text-style-name="P2" svg:width="0.664cm" svg:height="0.664cm" svg:x="17.649cm" svg:y="4.851cm"><text:p text:style-name="P1"><text:span text:style-name="T1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2" draw:display-name="Arrowheads 2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1-24T11:23:06.611009784</meta:creation-date>
    <dc:date>2023-02-21T10:38:21.899940648</dc:date>
    <meta:editing-duration>PT59M28S</meta:editing-duration>
    <meta:editing-cycles>11</meta:editing-cycles>
    <meta:generator>LibreOffice/7.3.7.2$Linux_X86_64 LibreOffice_project/30$Build-2</meta:generator>
    <dc:creator>Sukhada</dc:creator>
    <meta:document-statistic meta:table-count="0" meta:image-count="0" meta:object-count="0" meta:page-count="1" meta:paragraph-count="0" meta:word-count="0" meta:character-count="0" meta:non-whitespace-character-count="0"/>
  </office:meta>
</office:document-meta>
</file>